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stallComponent.initBinder( HttpServletRequest request , ServletRequestDataBinder bin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llComponent.doSubmitAction( Object comman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InstallComponent.InstallComponent( AdminCommandsServiceMBean adminCommands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